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" svg:font-family="ROBO" style:font-pitch="variable"/>
    <style:font-face style:name="WillyWonka" svg:font-family="WillyWo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20.75cm" fo:min-width="29.2cm"/>
    </style:style>
    <style:style style:name="gr2" style:family="graphic" style:parent-style-name="standard">
      <style:graphic-properties draw:stroke="none" svg:stroke-color="#000000" draw:fill="none" draw:fill-color="#ffffff" fo:min-height="3.143cm"/>
    </style:style>
    <style:style style:name="gr3" style:family="graphic" style:parent-style-name="standard">
      <style:graphic-properties draw:stroke="none" svg:stroke-color="#000000" draw:fill="none" draw:fill-color="#ffffff" fo:min-height="12.726cm"/>
    </style:style>
    <style:style style:name="gr4" style:family="graphic" style:parent-style-name="standard">
      <style:graphic-properties draw:stroke="none" draw:fill="none" fo:min-height="1.573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  <style:text-properties fo:color="#808080" style:font-name="ROBO" fo:letter-spacing="0.212cm" fo:text-shadow="1pt 1pt" fo:font-weight="normal" style:font-weight-asian="normal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fo:color="#808080" style:font-name="ROBO" fo:letter-spacing="0.212cm" fo:text-shadow="1pt 1pt" fo:font-weight="normal" style:font-weight-asian="normal" style:font-weight-complex="normal"/>
    </style:style>
    <style:style style:name="P4" style:family="paragraph">
      <style:paragraph-properties fo:text-align="center"/>
      <style:text-properties fo:color="#663300" style:font-name="WillyWonka"/>
    </style:style>
    <style:style style:name="P5" style:family="paragraph">
      <loext:graphic-properties draw:fill="none" draw:fill-color="#ffffff"/>
      <style:paragraph-properties fo:text-align="center"/>
      <style:text-properties fo:color="#663300" style:font-name="WillyWonka"/>
    </style:style>
    <style:style style:name="P6" style:family="paragraph">
      <loext:graphic-properties draw:fill="none"/>
      <style:paragraph-properties fo:text-align="center"/>
      <style:text-properties fo:color="#808080" style:font-name="ROBO" fo:letter-spacing="0.212cm" fo:text-shadow="1pt 1pt" fo:font-weight="normal" style:font-weight-asian="normal" style:font-weight-complex="normal"/>
    </style:style>
    <style:style style:name="T1" style:family="text">
      <style:text-properties fo:color="#808080" style:font-name="ROBO" fo:font-size="48pt" fo:letter-spacing="0.212cm" fo:text-shadow="1pt 1pt" fo:font-weight="normal" style:font-size-asian="48pt" style:font-weight-asian="normal" style:font-size-complex="48pt" style:font-weight-complex="normal"/>
    </style:style>
    <style:style style:name="T2" style:family="text">
      <style:text-properties fo:color="#663300" style:font-name="WillyWonka" fo:font-size="295.399993896484pt" style:font-size-asian="295.399993896484pt" style:font-size-complex="295.39999389648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9.7cm" svg:height="3.393cm" svg:x="0cm" svg:y="1.7cm">
          <draw:text-box>
            <text:p text:style-name="P2"><text:span text:style-name="T1">Machine learning with</text:span></text:p>
          </draw:text-box>
        </draw:frame>
        <draw:frame draw:style-name="gr3" draw:text-style-name="P5" draw:layer="layout" svg:width="27.7cm" svg:height="12.976cm" svg:x="1cm" svg:y="4.024cm">
          <draw:text-box>
            <text:p text:style-name="P4"><text:span text:style-name="T2">Chomp</text:span></text:p>
          </draw:text-box>
        </draw:frame>
        <draw:frame draw:style-name="gr4" draw:text-style-name="P6" draw:layer="layout" svg:width="29.7cm" svg:height="1.823cm" svg:x="0cm" svg:y="17.477cm">
          <draw:text-box>
            <text:p text:style-name="P2"><text:span text:style-name="T1">NGCM OUTREACH TE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" svg:font-family="ROBO" style:font-pitch="variable"/>
    <style:font-face style:name="WillyWonka" svg:font-family="WillyWo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7:10:12.383648257</meta:creation-date>
    <dc:date>2018-04-09T17:18:52.396177823</dc:date>
    <meta:editing-duration>PT8M39S</meta:editing-duration>
    <meta:editing-cycles>2</meta:editing-cycles>
    <meta:generator>LibreOffice/5.1.6.2$Linux_X86_64 LibreOffice_project/10m0$Build-2</meta:generator>
    <meta:document-statistic meta:object-count="4"/>
  </office:meta>
</office:document-meta>
</file>